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roman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عادي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عادي"/>
      <text:p text:style-name="عادي"/>
      <text:p text:style-name="عادي"/>
      <text:p text:style-name="عادي"/>
      <text:p text:style-name="عادي"><draw:frame draw:style-name="a0" draw:name="صورة 1" text:anchor-type="as-char" svg:x="0in" svg:y="0in" svg:width="6.26111in" svg:height="3.5in" style:rel-width="scale" style:rel-height="scale"><draw:image xlink:href="media/image1.png" xlink:type="simple" xlink:show="embed" xlink:actuate="onLoad"/><svg:title/><svg:desc/></draw:frame></text:p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><draw:frame draw:style-name="a1" draw:name="صورة 2" text:anchor-type="as-char" svg:x="0in" svg:y="0in" svg:width="6.26111in" svg:height="3.61944in" style:rel-width="scale" style:rel-height="scale"><draw:image xlink:href="media/image2.png" xlink:type="simple" xlink:show="embed" xlink:actuate="onLoad"/><svg:title/><svg:desc/></draw:frame></text:p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><draw:frame draw:style-name="a2" draw:name="صورة 3" text:anchor-type="as-char" svg:x="0in" svg:y="0in" svg:width="6.26111in" svg:height="3.90278in" style:rel-width="scale" style:rel-height="scale"><draw:image xlink:href="media/image3.png" xlink:type="simple" xlink:show="embed" xlink:actuate="onLoad"/><svg:title/><svg:desc/></draw:frame></text:p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><draw:frame draw:style-name="a3" draw:name="صورة 5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  <text:p text:style-name="عادي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modern" style:font-pitch="fixed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roman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ad barkoot</meta:initial-creator>
    <dc:creator>ahmad barkoot</dc:creator>
    <meta:creation-date>2020-09-10T06:58:00Z</meta:creation-date>
    <dc:date>2020-09-10T08:17:00Z</dc:date>
    <meta:template xlink:href="Normal" xlink:type="simple"/>
    <meta:editing-cycles>1</meta:editing-cycles>
    <meta:editing-duration>PT0S</meta:editing-duration>
    <meta:document-statistic meta:page-count="9" meta:paragraph-count="1" meta:word-count="31" meta:character-count="210" meta:row-count="1" meta:non-whitespace-character-count="180"/>
  </office:meta>
</office:document-meta>
</file>